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75cm"/>
    </style:style>
    <style:style style:name="gr4" style:family="graphic" style:parent-style-name="standard">
      <style:graphic-properties draw:stroke="none" svg:stroke-color="#000000" draw:fill="none" draw:fill-color="#ffffff" draw:auto-grow-height="true" draw:auto-grow-width="false" fo:max-height="0cm" fo:min-height="15.25cm"/>
    </style:style>
    <style:style style:name="pr1" style:family="presentation" style:parent-style-name="Predefinito-notes">
      <style:graphic-properties draw:fill-color="#ffffff" draw:auto-grow-height="true" fo:min-height="13.364cm"/>
    </style:style>
    <style:style style:name="P1" style:family="paragraph">
      <style:paragraph-properties fo:text-align="center"/>
      <style:text-properties fo:font-size="22pt"/>
    </style:style>
    <style:style style:name="P2" style:family="paragraph">
      <style:paragraph-properties fo:text-align="center"/>
      <style:text-properties fo:font-size="22pt" style:font-size-asian="22pt" style:font-size-complex="22pt"/>
    </style:style>
    <style:style style:name="P3" style:family="paragraph">
      <style:text-properties fo:font-size="18pt"/>
    </style:style>
    <style:style style:name="P4" style:family="paragraph">
      <style:paragraph-properties fo:text-align="center"/>
      <style:text-properties fo:font-size="18pt"/>
    </style:style>
    <style:style style:name="P5" style:family="paragraph">
      <style:paragraph-properties fo:text-align="center"/>
      <style:text-properties fo:font-size="20pt"/>
    </style:style>
    <style:style style:name="P6" style:family="paragraph">
      <style:paragraph-properties fo:text-align="center"/>
      <style:text-properties fo:font-size="20pt" style:font-size-asian="20pt" style:font-size-complex="20pt"/>
    </style:style>
    <style:style style:name="P7" style:family="paragraph">
      <style:paragraph-properties fo:text-align="center"/>
      <style:text-properties fo:font-size="22pt" fo:font-weight="bold" style:font-size-asian="22pt" style:font-weight-asian="bold" style:font-size-complex="22pt" style:font-weight-complex="bold"/>
    </style:style>
    <style:style style:name="T1" style:family="text">
      <style:text-properties fo:font-size="22pt" style:font-size-asian="22pt" style:font-size-complex="22pt"/>
    </style:style>
    <style:style style:name="T2" style:family="text">
      <style:text-properties fo:font-size="18pt"/>
    </style:style>
    <style:style style:name="T3" style:family="text">
      <style:text-properties fo:font-size="20pt" style:font-size-asian="20pt" style:font-size-complex="20pt"/>
    </style:style>
    <style:style style:name="T4" style:family="text">
      <style:text-properties fo:font-size="18pt" fo:font-weight="bold" style:font-weight-asian="bold" style:font-weight-complex="bold"/>
    </style:style>
    <style:style style:name="T5"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style-name="gr1" draw:text-style-name="P2" xml:id="id1" draw:id="id1" draw:layer="layout" svg:width="14cm" svg:height="1.115cm" svg:x="7cm" svg:y="1cm">
          <draw:text-box>
            <text:p text:style-name="P1"><text:span text:style-name="T1">Gestione della memoria</text:span></text:p>
          </draw:text-box>
        </draw:frame>
        <draw:frame draw:style-name="gr1" draw:text-style-name="P3" xml:id="id2" draw:id="id2" draw:layer="layout" svg:width="24.5cm" svg:height="5.947cm" svg:x="1.5cm" svg:y="3cm">
          <draw:text-box>
            <text:p text:style-name="P3"><text:span text:style-name="T2">L'uso abbondante delle tecniche di swapping è un sovraccarico per il sistema (overhead). Quindi per usare la multiprogrammazione in modo efficiente occorre che in memoria ci siano più processi in modo che il cambiamento di processo avvenga senza la necessità di trasferirlo su disco. Si ricorre, allora, alla condivisione di memoria che è attuata usando diverse tecniche come la suddivisione in partizioni fisse, suddivisione in partizioni variabili, allocazione della memoria mediante paginazione, allocazione della memoria mediante segmentazione e con memoria virtuale a pagine o a segmenti.</text:span></text:p>
          </draw:text-box>
        </draw:frame>
        <draw:frame draw:style-name="gr1" draw:text-style-name="P3" xml:id="id4" draw:id="id4" draw:layer="layout" svg:width="25.5cm" svg:height="3.811cm" svg:x="1.5cm" svg:y="12.5cm">
          <draw:text-box>
            <text:p text:style-name="P3"><text:span text:style-name="T2">Con questa tecnica, la memoria veniva divisa in un numero prefissato di partizioni, di uguale dimensione o di dimensioni diverse e ad ogni processo viene assegnato, in modo esclusivo, una partizione. Anche questa tecnica presenta forti limiti. Infatti, lo spazio lasciato libero da un processo non potrà mai essere utilizzato da altri, rimanendo inutilizzato.</text:span></text:p>
          </draw:text-box>
        </draw:frame>
        <draw:frame draw:style-name="gr1" draw:text-style-name="P4" xml:id="id3" draw:id="id3" draw:layer="layout" svg:width="17.5cm" svg:height="0.963cm" svg:x="4.5cm" svg:y="10.5cm">
          <draw:text-box>
            <text:p text:style-name="P4"><text:span text:style-name="T2">Memoria a partizioni fisse</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smil:begin="2s">
                <anim:par smil:begin="0s" smil:fill="hold" presentation:node-type="after-previous" presentation:preset-class="entrance" presentation:preset-id="ooo-entrance-expand">
                  <anim:set smil:begin="0s" smil:dur="0.001s" smil:fill="hold" smil:targetElement="id2" smil:attributeName="visibility" smil:to="visible"/>
                  <anim:animate smil:dur="1s" smil:fill="hold" smil:targetElement="id2" smil:attributeName="width" smil:values="width*0.70;width" smil:keyTimes="0;1"/>
                  <anim:animate smil:dur="1s" smil:fill="hold" smil:targetElement="id2" smil:attributeName="height" smil:values="height;height" smil:keyTimes="0;1"/>
                  <anim:transitionFilter smil:dur="1s" smil:targetElement="id2" smil:type="fade" smil:subtype="crossfade"/>
                </anim:par>
              </anim:par>
              <anim:par smil:begin="3s">
                <anim:par smil:begin="0s" smil:fill="hold" presentation:node-type="after-previous"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smil:begin="5s">
                <anim:par smil:begin="0s" smil:fill="hold" presentation:node-type="after-previous" presentation:preset-class="entrance" presentation:preset-id="ooo-entrance-expand">
                  <anim:set smil:begin="0s" smil:dur="0.001s" smil:fill="hold" smil:targetElement="id4" smil:attributeName="visibility" smil:to="visible"/>
                  <anim:animate smil:dur="1s" smil:fill="hold" smil:targetElement="id4" smil:attributeName="width" smil:values="width*0.70;width" smil:keyTimes="0;1"/>
                  <anim:animate smil:dur="1s" smil:fill="hold" smil:targetElement="id4" smil:attributeName="height" smil:values="height;height" smil:keyTimes="0;1"/>
                  <anim:transitionFilter smil:dur="1s" smil:targetElement="id4" smil:type="fade" smil:subtype="crossfade"/>
                </anim:par>
              </anim:par>
            </anim:par>
          </anim:seq>
        </anim:par>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frame draw:style-name="gr3" draw:text-style-name="P3" xml:id="id5" draw:id="id5" draw:layer="layout" svg:width="25cm" svg:height="5cm" svg:x="2cm" svg:y="7.5cm">
          <draw:text-box>
            <text:p text:style-name="P3"><text:span text:style-name="T2">Un altro limite della memoria a partizione fissa è la dimensione della partizione stessa, ovvero:</text:span></text:p>
            <text:p text:style-name="P3"><text:span text:style-name="T2">Si supponga che la partizione 1 è stata dimensionata a 20 MB un processo superiore a 20 MB non può essere allocato nella partizione 1 e se una delle 5 partizioni non supera i 20 MB il processo non potrà mai essere allocato e quindi eseguito.</text:span></text:p>
          </draw:text-box>
        </draw:frame>
        <anim:par presentation:node-type="timing-root">
          <anim:seq presentation:node-type="main-sequence">
            <anim:par smil:begin="0s">
              <anim:par smil:begin="0s">
                <anim:par smil:begin="0s" smil:fill="hold" smil:accelerate="1" presentation:node-type="after-previous" presentation:preset-class="entrance" presentation:preset-id="ooo-entrance-thread">
                  <anim:set smil:begin="0s" smil:dur="0.006s" smil:fill="hold" smil:targetElement="id5" smil:attributeName="visibility" smil:to="visible"/>
                  <anim:animate smil:dur="3s" smil:fill="hold" smil:targetElement="id5" smil:attributeName="height" smil:values="height/20;height/20;height" smil:keyTimes="0;0.5;1"/>
                  <anim:animate smil:dur="3s" smil:fill="hold" smil:targetElement="id5" smil:attributeName="width" smil:values="width+.3;width+.3;width" smil:keyTimes="0;0.5;1"/>
                  <anim:animate smil:dur="3s" smil:fill="hold" smil:targetElement="id5" smil:attributeName="x" smil:values="x-.3;x;x" smil:keyTimes="0;0.5;1"/>
                  <anim:animate smil:dur="3s" smil:fill="hold" smil:targetElement="id5" smil:attributeName="y" smil:values="y;y" smil:keyTimes="0;1"/>
                </anim:par>
              </anim:par>
            </anim:par>
          </anim:seq>
        </anim:par>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frame draw:style-name="gr1" draw:text-style-name="P6" xml:id="id6" draw:id="id6" draw:layer="layout" svg:width="16cm" svg:height="1.043cm" svg:x="6cm" svg:y="1cm">
          <draw:text-box>
            <text:p text:style-name="P5"><text:span text:style-name="T3">Memoria a partizioni variabili</text:span></text:p>
          </draw:text-box>
        </draw:frame>
        <draw:frame draw:style-name="gr1" draw:text-style-name="P3" xml:id="id7" draw:id="id7" draw:layer="layout" svg:width="22cm" svg:height="11.643cm" svg:x="2cm" svg:y="3cm">
          <draw:text-box>
            <text:p text:style-name="P3"><text:span text:style-name="T2">Per ovviare al problema della memoria a partizione fissa, sono state introdotte le memorie a partizioni variabili, ovvero un processo verrà allocato a seguire del processo allocato precedentemente.</text:span></text:p>
            <text:p text:style-name="P3"><text:span text:style-name="T2">In questa organizzazione, non esistono partizioni di dimensioni predefinite; nuove partizioni vengono create in base alla richiesta dei processi, prelevandole da una tabella delle partizioni di memoria libere.</text:span></text:p>
            <text:p text:style-name="P3"><text:span text:style-name="T2"/></text:p>
            <text:p text:style-name="P3"><text:span text:style-name="T2">Ma anche con la gestione della memoria con partizioni dinamiche si formano tra i processi spazi di memoria liberi che nel tempo diventano sempre più frammentati.</text:span></text:p>
            <text:p text:style-name="P3"><text:span text:style-name="T2">Ad esempio se un processo che si trova in mezzo ad altri due processi viene de-allocato e successivamente ne viene allocato un altro di dimensioni minori rispetto al precedente, tra un processo ed un altro rimangono spazi liberi Ciò può essere eliminato con il compattamento della memoria che consiste nello spostare i programmi in memoria in modo da creare un unico spazio libero in coda a tutti i processi.</text:span></text:p>
          </draw:text-box>
        </draw:frame>
        <anim:par presentation:node-type="timing-root">
          <anim:seq presentation:node-type="main-sequence">
            <anim:par smil:begin="0s">
              <anim:par smil:begin="0s">
                <anim:iterate smil:begin="0s" smil:fill="hold" presentation:node-type="with-previous" presentation:preset-class="entrance" presentation:preset-id="ooo-entrance-flip" smil:targetElement="id6" anim:sub-item="text" anim:iterate-type="by-letter" anim:iterate-interval="0.1s">
                  <anim:set smil:begin="0s" smil:dur="0.001s" smil:fill="hold" smil:attributeName="visibility" smil:to="visible"/>
                  <anim:animate smil:begin="0s" smil:dur="0.5s" smil:fill="hold" smil:autoReverse="true" smil:attributeName="width" smil:by="(-width*2)"/>
                  <anim:animate smil:begin="0s" smil:dur="0.5s" smil:fill="hold" smil:decelerate="0.5" smil:autoReverse="true" smil:attributeName="x" smil:by="(width*0.50)"/>
                  <anim:animate smil:begin="0s" smil:dur="1s" smil:fill="hold" smil:attributeName="y" smil:from="(-height/2)" smil:to="(y)"/>
                  <anim:animateTransform smil:begin="0s" smil:dur="1s" smil:fill="hold" smil:by="360" smil:attributeName="transform" svg:type="rotate"/>
                </anim:iterate>
              </anim:par>
              <anim:par smil:begin="3.9s">
                <anim:par smil:begin="0s" smil:fill="hold" presentation:node-type="after-previous" presentation:preset-class="entrance" presentation:preset-id="ooo-entrance-center-revolve">
                  <anim:set smil:begin="0s" smil:dur="0.001s" smil:fill="hold" smil:targetElement="id7" smil:attributeName="visibility" smil:to="visible"/>
                  <anim:transitionFilter smil:dur="0.1s" smil:targetElement="id7" smil:type="fade" smil:subtype="crossfade"/>
                  <anim:animate smil:dur="0.4s" smil:fill="hold" smil:targetElement="id7" smil:attributeName="x" smil:values="x;x" smil:keyTimes="0;1"/>
                  <anim:animate smil:dur="0.4s" smil:fill="hold" smil:targetElement="id7" smil:attributeName="y" smil:values="y+0.31;y+0.31" smil:keyTimes="0;1"/>
                  <anim:animate smil:begin="0.4s" smil:dur="0.6s" smil:fill="hold" smil:decelerate="0.5" smil:targetElement="id7"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7" smil:attributeName="y" smil:values="y+0.31;y+0.308;y+0.3024;y+0.2931;y+0.2804;y+0.2646;y+0.2461;y+0.2253;y+0.2029;y+0.1792;y+0.155;y+0.1307;y+0.1071;y+0.0846;y+0.0639;y+0.0454;y+0.0296;y+0.0169;y+0.0076;y+0.0019;y" smil:keyTimes="0;0.05;0.1;0.15;0.2;0.25;0.3;0.35;0.4;0.45;0.5;0.55;0.6;0.65;0.7;0.75;0.8;0.85;0.9;0.95;1"/>
                </anim:par>
              </anim:par>
            </anim:par>
          </anim:seq>
        </anim:par>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frame draw:style-name="gr1" draw:text-style-name="P2" xml:id="id8" draw:id="id8" draw:layer="layout" svg:width="14cm" svg:height="1.115cm" svg:x="7cm" svg:y="1cm">
          <draw:text-box>
            <text:p text:style-name="P1"><text:span text:style-name="T1">Algoritmi di allocazione </text:span></text:p>
          </draw:text-box>
        </draw:frame>
        <draw:frame draw:style-name="gr1" draw:text-style-name="P3" xml:id="id9" draw:id="id9" draw:layer="layout" svg:width="25cm" svg:height="15.283cm" svg:x="2cm" svg:y="3cm">
          <draw:text-box>
            <text:p text:style-name="P3"><text:span text:style-name="T2">Esistono degli algoritmi di allocazione per lasciare frammenti sempre più piccoli.</text:span></text:p>
            <text:p text:style-name="P3"><text:span text:style-name="T2">La scelta della collocazione di un determinato processo in memoria può essere fatta con diversi criteri:</text:span></text:p>
            <text:p text:style-name="P3"><text:span text:style-name="T2"><text:tab/></text:span><text:span text:style-name="T2">La strategia </text:span><text:span text:style-name="T4">best fit</text:span><text:span text:style-name="T2"> prevede che il nuovo processo venga inserito nella partizione <text:s text:c="10"/>con dimensione più vicina alla dimensione del processo. Esso scandisce tutta la <text:s text:c="11"/>memoria e calcola lo spazio libero più piccolo che può contenere il determinato <text:s text:c="13"/>processo.</text:span></text:p>
            <text:p text:style-name="P3"><text:span text:style-name="T2"/></text:p>
            <text:p text:style-name="P3"><text:span text:style-name="T2"><text:tab/></text:span><text:span text:style-name="T2">La strategia</text:span><text:span text:style-name="T4"> first fit</text:span><text:span text:style-name="T2"> mette il processo nella prima partizione libera in memoria <text:s text:c="17"/>centrale grande abbastanza per contenerlo.</text:span></text:p>
            <text:p text:style-name="P3"><text:span text:style-name="T2"><text:tab/></text:span><text:span text:style-name="T2">Questa strategia può però lasciare dei frammenti, ovvero parti di memoria non <text:s text:c="14"/>utilizzata, piuttosto numerosi.</text:span></text:p>
            <text:p text:style-name="P3"><text:span text:style-name="T2"/></text:p>
            <text:p text:style-name="P3"><text:span text:style-name="T2"><text:tab/></text:span><text:span text:style-name="T2">La </text:span><text:span text:style-name="T4">worst fit</text:span><text:span text:style-name="T2"> colloca il processo nello spazio di memoria liberi di dimensione </text:span></text:p>
            <text:p text:style-name="P3"><text:span text:style-name="T2"><text:s text:c="7"/></text:span><text:span text:style-name="T2">Maggiore.</text:span></text:p>
            <text:p text:style-name="P3"><text:span text:style-name="T2"/></text:p>
            <text:p text:style-name="P3"><text:span text:style-name="T2"><text:tab/></text:span><text:span text:style-name="T2">La</text:span><text:span text:style-name="T4"> next fit</text:span><text:span text:style-name="T2"> fa una ricerca dello spazio libero a partire dallo spazio libero successivo </text:span><text:span text:style-name="T2"><text:tab/></text:span><text:span text:style-name="T2">all'ultimo processo allocato.</text:span></text:p>
            <text:p text:style-name="P3"><text:span text:style-name="T2"/></text:p>
            <text:p text:style-name="P3"><text:span text:style-name="T2">Degli studi dicono che il più efficiente algoritmo è il first fit, insieme al next fit, seguito dal best fit e dal worst fit.</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ease-in">
                  <anim:set smil:begin="0s" smil:dur="0.001s" smil:fill="hold" smil:targetElement="id8" smil:attributeName="visibility" smil:to="visible"/>
                  <anim:animate smil:dur="1s" smil:fill="hold" smil:targetElement="id8" smil:attributeName="x" smil:values="x-.2;x" smil:keyTimes="0;1"/>
                  <anim:animate smil:dur="1s" smil:fill="hold" smil:targetElement="id8" smil:attributeName="y" smil:values="y;y" smil:keyTimes="0;1"/>
                  <anim:transitionFilter smil:dur="1s" smil:targetElement="id8" smil:type="barWipe" smil:subtype="leftToRight" smil:direction="reverse"/>
                </anim:par>
              </anim:par>
              <anim:par smil:begin="1s">
                <anim:par smil:begin="0s" smil:fill="hold" presentation:node-type="after-previous" presentation:preset-class="entrance" presentation:preset-id="ooo-entrance-ease-in">
                  <anim:set smil:begin="0s" smil:dur="0.001s" smil:fill="hold" smil:targetElement="id9" smil:attributeName="visibility" smil:to="visible"/>
                  <anim:animate smil:dur="1s" smil:fill="hold" smil:targetElement="id9" smil:attributeName="x" smil:values="x-.2;x" smil:keyTimes="0;1"/>
                  <anim:animate smil:dur="1s" smil:fill="hold" smil:targetElement="id9" smil:attributeName="y" smil:values="y;y" smil:keyTimes="0;1"/>
                  <anim:transitionFilter smil:dur="1s" smil:targetElement="id9" smil:type="barWipe" smil:subtype="leftToRight" smil:direction="reverse"/>
                </anim:par>
              </anim:par>
            </anim:par>
          </anim:seq>
        </anim:par>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frame draw:style-name="gr1" draw:text-style-name="P7" xml:id="id10" draw:id="id10" draw:layer="layout" svg:width="13.5cm" svg:height="1.136cm" svg:x="6cm" svg:y="2.364cm">
          <draw:text-box>
            <text:p text:style-name="P1"><text:span text:style-name="T5">La Paginazione</text:span></text:p>
          </draw:text-box>
        </draw:frame>
        <draw:frame draw:style-name="gr1" draw:text-style-name="P3" xml:id="id11" draw:id="id11" draw:layer="layout" svg:width="26cm" svg:height="5.947cm" svg:x="0.5cm" svg:y="6.053cm">
          <draw:text-box>
            <text:p text:style-name="P3"><text:span text:style-name="T2">Le tecniche di allocazione trattate precedentemente sono dette di allocazione contigua. Per superare alcuni limiti dell'allocazione contigua si devono utilizzare tecniche di allocazione che permettono di distribuire un processo in zone della memoria anche non contigue. Questa idea è alla base della paginazione della memoria.</text:span></text:p>
            <text:p text:style-name="P3"><text:span text:style-name="T2">La paginazione crea uno spazio di memoria virtuale lineare usando frammenti (blocchi) di memoria fisica. La memoria virtuale è divisa in piccole porzioni (usualmente di 4 kbytes) chiamate pagine. Ogni pagina può puntare ad un qualsiasi blocco di memoria fisica, e possono anche esserci differenti pagine che puntano allo stesso blocco di memoria fisica.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scend">
                  <anim:set smil:begin="0s" smil:dur="0.001s" smil:fill="hold" smil:targetElement="id10" smil:attributeName="visibility" smil:to="visible"/>
                  <anim:transitionFilter smil:dur="1s" smil:targetElement="id10" smil:type="fade" smil:subtype="crossfade"/>
                  <anim:animate smil:dur="1s" smil:fill="hold" smil:targetElement="id10" smil:attributeName="x" smil:values="x;x" smil:keyTimes="0;1"/>
                  <anim:animate smil:dur="1s" smil:fill="hold" smil:targetElement="id10" smil:attributeName="y" smil:values="y+.1;y" smil:keyTimes="0;1"/>
                </anim:par>
              </anim:par>
              <anim:par smil:begin="1s">
                <anim:par smil:begin="0s" smil:fill="hold" smil:decelerate="1" presentation:node-type="after-previous" presentation:preset-class="entrance" presentation:preset-id="ooo-entrance-compress">
                  <anim:set smil:begin="0s" smil:dur="0.001s" smil:fill="hold" smil:targetElement="id11" smil:attributeName="visibility" smil:to="visible"/>
                  <anim:animate smil:dur="1s" smil:fill="hold" smil:targetElement="id11" smil:attributeName="width" smil:values="width+.3;width" smil:keyTimes="0;1"/>
                  <anim:animate smil:dur="1s" smil:fill="hold" smil:targetElement="id11" smil:attributeName="height" smil:values="height;height" smil:keyTimes="0;1"/>
                  <anim:transitionFilter smil:dur="1s" smil:targetElement="id11" smil:type="fade" smil:subtype="crossfade"/>
                </anim:par>
              </anim:par>
            </anim:par>
          </anim:seq>
        </anim:par>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frame draw:style-name="gr4" draw:text-style-name="P3" xml:id="id12" draw:id="id12" draw:layer="layout" svg:width="26.5cm" svg:height="15.5cm" svg:x="1cm" svg:y="2.5cm">
          <draw:text-box>
            <text:p text:style-name="P3"><text:span text:style-name="T2">Ad ogni processo viene assegnata una tabella delle pagine, che specifica a quali pagine il processo ha diritto di accedere, ovvero il mapping fra pagine e frame.</text:span></text:p>
            <text:p text:style-name="P3"><text:span text:style-name="T2"/></text:p>
            <text:p text:style-name="P3"><text:span text:style-name="T2">L'elenco dei frame liberi può essere gestito con una mappa di bit:</text:span></text:p>
            <text:p text:style-name="P3"><text:span text:style-name="T2">In particolare un array di bit, uno per frame con il presupposto che uno 0 rappresenta un frame occupato e 1 rappresenta un frame libero.</text:span></text:p>
            <text:p text:style-name="P3"><text:span text:style-name="T2"/></text:p>
            <text:p text:style-name="P3"><text:span text:style-name="T2">Le informazioni della tabella vengono usate dalla MMU, per trasformare gli indirizzi logici in indirizzi fisici.</text:span></text:p>
            <text:p text:style-name="P3"><text:span text:style-name="T2">In particolare viene diviso il campo di indirizzi , di 16 bit, in due parti: i 4 bit più significativi, rappresentano il numero di pagina, mentre i restanti 12 la posizione all'interno della pagina, detta offset.</text:span></text:p>
            <text:p text:style-name="P3"><text:span text:style-name="T2"/></text:p>
            <text:p text:style-name="P3"><text:span text:style-name="T2">Il numero di pagina può variare da 0 a 15 per un totale di 16 pagine, mentre la posizione può variare da 0 a 4095.</text:span></text:p>
            <text:p text:style-name="P3"><text:span text:style-name="T2">Quando un nuovo processo è collocato in memoria il SO registra nella page table del processo i corrispondenti frame di allocazione, scrive in un registro della MMU la posizione in memoria della tabella delle pagine ed esegue il processo.</text:span></text:p>
            <text:p text:style-name="P3"><text:span text:style-name="T2">Quando il processo ha inizio gli indirizzi generati dalla CPU sono inviati alla MMU.</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descend">
                  <anim:set smil:begin="0s" smil:dur="0.001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1s" smil:fill="hold" smil:targetElement="id12" smil:attributeName="y" smil:values="y-.1;y" smil:keyTimes="0;1"/>
                </anim:par>
              </anim:par>
            </anim:par>
          </anim:seq>
        </anim:par>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frame draw:style-name="gr1" draw:text-style-name="P3" xml:id="id13" draw:id="id13" draw:layer="layout" svg:width="20cm" svg:height="17.339cm" svg:x="2.5cm" svg:y="1.5cm">
          <draw:text-box>
            <text:p text:style-name="P3"><text:span text:style-name="T2">Nella MMU gli indirizzi sono di n bit sono scomposti in due parti:</text:span></text:p>
            <text:p text:style-name="P3"><text:span text:style-name="T2"><text:tab/></text:span><text:span text:style-name="T2">Gli m bit di ordine inferiore che specificano la posizione </text:span><text:span text:style-name="T2"><text:tab/></text:span><text:span text:style-name="T2"><text:tab/></text:span><text:span text:style-name="T2"><text:tab/></text:span><text:span text:style-name="T2">dell'indirizzo logico della pagina </text:span></text:p>
            <text:p text:style-name="P3"><text:span text:style-name="T2"/></text:p>
            <text:p text:style-name="P3"><text:span text:style-name="T2"><text:tab/></text:span><text:span text:style-name="T2">Gli n-m bit che precisano il numero di pagina dell'indirizzo logico </text:span><text:span text:style-name="T2"><text:tab/></text:span><text:span text:style-name="T2">indicato con #p.</text:span></text:p>
            <text:p text:style-name="P3"><text:span text:style-name="T2"/></text:p>
            <text:p text:style-name="P3"><text:span text:style-name="T2">La MMU usa lo #p come indice per accedere alla tabella delle pagine del processo dove è registrato il numero di frame #f di allocazione della pagina.</text:span></text:p>
            <text:p text:style-name="P3"><text:span text:style-name="T2">Successivamente la MMU costruisce l'indirizzo fisico #f che verrà usato per accedere alla memoria.</text:span></text:p>
            <text:p text:style-name="P3"><text:span text:style-name="T2"/></text:p>
            <text:p text:style-name="P3"><text:span text:style-name="T2">La paginazione risolve i problemi di frammentazione, ma ha comunque degli svantaggi:</text:span></text:p>
            <text:p text:style-name="P3"><text:span text:style-name="T2"/></text:p>
            <text:p text:style-name="P3"><text:span text:style-name="T2"><text:tab/></text:span><text:span text:style-name="T2">Lo spazio dedicato ad un processo cresce per la presenza in </text:span><text:span text:style-name="T2"><text:tab/></text:span><text:span text:style-name="T2"><text:tab/></text:span><text:span text:style-name="T2">memoria della tabella delle pagine.</text:span></text:p>
            <text:p text:style-name="P3"><text:span text:style-name="T2"/></text:p>
            <text:p text:style-name="P3"><text:span text:style-name="T2"><text:tab/></text:span><text:span text:style-name="T2">Il tempo di accesso alla memoria aumenta perché <text:s/>bisogna </text:span><text:span text:style-name="T2"><text:tab/></text:span><text:span text:style-name="T2"><text:tab/></text:span><text:span text:style-name="T2">effettuare due accessi fisici.</text:span></text:p>
            <text:p text:style-name="P3"><text:span text:style-name="T2"/></text:p>
            <text:p text:style-name="P3"><text:span text:style-name="T2">Il secondo problema è stato risolto da una speciale cache.</text:span></text:p>
            <text:p text:style-name="P3"><text:span text:style-name="T2"/></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seq>
        </anim:par>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Linear_20_magenta_2f_green" draw:display-name="Linear magenta/green" draw:style="linear" draw:start-color="#6b0094" draw:end-color="#00ff00" draw:start-intensity="100%" draw:end-intensity="100%" draw:angle="150" draw:border="2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gradient" draw:fill-gradient-name="Linear_20_magenta_2f_green" draw:fill-image-width="0cm" draw:fill-image-height="0cm"/>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Linear_20_magenta_2f_gree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ianluca La Manna</meta:initial-creator>
    <meta:creation-date>2011-03-23T18:24:33.77</meta:creation-date>
    <meta:editing-duration>PT2H10M44S</meta:editing-duration>
    <meta:editing-cycles>15</meta:editing-cycles>
    <dc:date>2011-05-17T16:34:44.64</dc:date>
    <meta:generator>LibreOffice/3.3$Win32 LibreOffice_project/330m19$Build-6</meta:generator>
    <dc:creator>Domenico </dc:creator>
    <meta:document-statistic meta:object-count="48"/>
  </office:meta>
</office:document-meta>
</file>